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style:font-name="Calibri" officeooo:rsid="001ebf72" officeooo:paragraph-rsid="001ebf72" style:font-name-complex="Calibri1"/>
    </style:style>
    <style:style style:name="P4" style:family="paragraph" style:parent-style-name="Standard">
      <style:text-properties style:font-name="Calibri" officeooo:paragraph-rsid="001ee98e" style:font-name-complex="Calibri1"/>
    </style:style>
    <style:style style:name="P5" style:family="paragraph" style:parent-style-name="Standard">
      <style:text-properties style:font-name="Calibri" officeooo:rsid="001ee98e" officeooo:paragraph-rsid="001ee98e" style:font-name-complex="Calibri1"/>
    </style:style>
    <style:style style:name="P6" style:family="paragraph" style:parent-style-name="Standard">
      <style:text-properties style:font-name="Calibri" officeooo:rsid="00218fc6" officeooo:paragraph-rsid="00218fc6" style:font-name-complex="Calibri1"/>
    </style:style>
    <style:style style:name="P7" style:family="paragraph" style:parent-style-name="Standard">
      <style:text-properties style:font-name="Calibri" officeooo:rsid="00218fc6" officeooo:paragraph-rsid="0025d5d8" style:font-name-complex="Calibri1"/>
    </style:style>
    <style:style style:name="P8" style:family="paragraph" style:parent-style-name="Standard">
      <style:text-properties style:font-name="Calibri" officeooo:rsid="0023ed82" officeooo:paragraph-rsid="0023ed82" style:font-name-complex="Calibri1"/>
    </style:style>
    <style:style style:name="P9" style:family="paragraph" style:parent-style-name="Standard">
      <style:text-properties style:font-name="Calibri" officeooo:rsid="0024c301" officeooo:paragraph-rsid="002994ec" style:font-name-complex="Calibri1"/>
    </style:style>
    <style:style style:name="P10" style:family="paragraph" style:parent-style-name="Standard">
      <style:text-properties style:font-name="Calibri" officeooo:rsid="002994ec" officeooo:paragraph-rsid="002994ec" style:font-name-complex="Calibri1"/>
    </style:style>
    <style:style style:name="P11" style:family="paragraph" style:parent-style-name="Standard">
      <style:text-properties style:font-name="Calibri" officeooo:rsid="002d7da8" officeooo:paragraph-rsid="002d7da8" style:font-name-complex="Calibri1"/>
    </style:style>
    <style:style style:name="P12" style:family="paragraph" style:parent-style-name="Standard">
      <style:text-properties style:font-name="Calibri" officeooo:rsid="002e8ea8" officeooo:paragraph-rsid="002e8ea8" style:font-name-complex="Calibri1"/>
    </style:style>
    <style:style style:name="P13" style:family="paragraph" style:parent-style-name="Standard">
      <style:text-properties style:font-name="Calibri" officeooo:rsid="002fed4b" officeooo:paragraph-rsid="002fed4b" style:font-name-complex="Calibri1"/>
    </style:style>
    <style:style style:name="P14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15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Calibri" style:font-name-complex="Calibri1"/>
    </style:style>
    <style:style style:name="P16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fo:language="en" fo:country="GB" style:font-name-complex="Calibri1"/>
    </style:style>
    <style:style style:name="P17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style:font-name-complex="Calibri1"/>
    </style:style>
    <style:style style:name="P18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9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20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21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22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23" style:family="paragraph" style:parent-style-name="Standard" style:list-style-name="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24" style:family="paragraph" style:parent-style-name="Standard" style:list-style-name="L1">
      <style:text-properties officeooo:rsid="0024a58f" officeooo:paragraph-rsid="0024a58f"/>
    </style:style>
    <style:style style:name="P25" style:family="paragraph" style:parent-style-name="Standard" style:list-style-name="L1">
      <style:text-properties style:font-name="Calibri" officeooo:rsid="0023ed82" officeooo:paragraph-rsid="0023ed82" style:font-name-complex="Calibri1"/>
    </style:style>
    <style:style style:name="P26" style:family="paragraph" style:parent-style-name="Standard">
      <style:text-properties style:font-name="Calibri" officeooo:rsid="0023ed82" officeooo:paragraph-rsid="0023ed82" style:font-name-complex="Calibri1"/>
    </style:style>
    <style:style style:name="P27" style:family="paragraph" style:parent-style-name="Standard" style:list-style-name="L1">
      <style:text-properties style:font-name="Calibri" officeooo:rsid="00218fc6" officeooo:paragraph-rsid="0023ed82" style:font-name-complex="Calibri1"/>
    </style:style>
    <style:style style:name="P28" style:family="paragraph" style:parent-style-name="Standard" style:list-style-name="L1">
      <style:text-properties officeooo:rsid="0024b50e" officeooo:paragraph-rsid="0024b50e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23ed82" officeooo:paragraph-rsid="0023ed82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23f39b" officeooo:paragraph-rsid="00218fc6"/>
    </style:style>
    <style:style style:name="T1" style:family="text">
      <style:text-properties officeooo:rsid="001ea5a1"/>
    </style:style>
    <style:style style:name="T2" style:family="text">
      <style:text-properties officeooo:rsid="00218fc6"/>
    </style:style>
    <style:style style:name="T3" style:family="text">
      <style:text-properties officeooo:rsid="00229556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officeooo:rsid="0023ed82" style:font-name-complex="Calibri1"/>
    </style:style>
    <style:style style:name="T6" style:family="text">
      <style:text-properties officeooo:rsid="002994ec"/>
    </style:style>
    <style:style style:name="T7" style:family="text">
      <style:text-properties officeooo:rsid="002b7695"/>
    </style:style>
    <style:style style:name="T8" style:family="text">
      <style:text-properties officeooo:rsid="002f2b70"/>
    </style:style>
    <style:style style:name="T9" style:family="text">
      <style:text-properties officeooo:rsid="00328395"/>
    </style:style>
    <style:style style:name="T10" style:family="text">
      <style:text-properties officeooo:rsid="0033f2e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C159E008.wmf" xlink:type="simple" xlink:show="embed" xlink:actuate="onLoad"/><svg:desc>Uni_Logo_4C.eps</svg:desc></draw:frame></text:h>
      <text:h text:style-name="P16" text:outline-level="1"><text:date style:data-style-name="N79" text:date-value="2015-10-20T08:11:53.111975393">Tuesday 20 October 2015</text:date></text:h>
      <text:h text:style-name="P17" text:outline-level="1"/>
      <text:p text:style-name="P14"/>
      <text:h text:style-name="P18" text:outline-level="1"><text:s text:c="25"/>703128 PS/2 Web Services</text:h>
      <text:h text:style-name="P22" text:outline-level="1"><text:s text:c="18"/>Project <text:span text:style-name="T1">Preparation</text:span></text:h>
      <text:h text:style-name="P23" text:outline-level="1"/>
      <text:h text:style-name="P19" text:outline-level="1"/>
      <text:h text:style-name="P19" text:outline-level="1">Team</text:h>
      <text:p text:style-name="P2">List your team members (student name and registration number)</text:p>
      <text:p text:style-name="P7"><text:span text:style-name="T3">Bernhard Fritz 1316136</text:span>,<text:span text:style-name="T3"> Thibault Gerrier 1318235</text:span>, <text:span text:style-name="T3">Raphael</text:span> <text:span text:style-name="T3">Gruber</text:span> 1217362, Philipp Häusle <text:span text:style-name="T10">1315434</text:span>, Mario Zelger <text:span text:style-name="T10">1315417</text:span></text:p>
      <text:h text:style-name="P20" text:outline-level="1">Topic</text:h>
      <text:p text:style-name="P5">Touristic service packaging for <text:span text:style-name="T2">Hotel</text:span> and <text:span text:style-name="T2">Restaurant</text:span> in <text:span text:style-name="T2">Innsbruck</text:span> by using <text:span text:style-name="T2">Web</text:span></text:p>
      <text:p text:style-name="P4">“<text:span text:style-name="T7">Wander App”</text:span></text:p>
      <text:h text:style-name="P19" text:outline-level="1">Identified services</text:h>
      <text:p text:style-name="P2">Enumerate the high-level services that you plan to develop or access (already existing services on the Web)</text:p>
      <text:p text:style-name="P11">Access information about “Almen” around Innsbruck.</text:p>
      <text:p text:style-name="P12">Provide possible <text:span text:style-name="T8">hiking </text:span>routes and how to get to there by car.</text:p>
      <text:p text:style-name="P13">Recommend specific “Almen” based on weather forecasts.</text:p>
      <text:h text:style-name="P21" text:outline-level="1">Possible packaging solution</text:h>
      <text:p text:style-name="P3">Try to identify if there is a publicly consumable API and find any possible service composition, such as hotels and ski tours, hotels and music concerts, etc.</text:p>
      <text:p text:style-name="P6"><text:a xlink:type="simple" xlink:href="http://developers.outdooractive.com/API-Reference/Data-Access/Data-API.html">http://developers.outdooractive.com/API-Reference/Data-Access/Data-API.html</text:a></text:p>
      <text:p text:style-name="P9"><text:a xlink:type="simple" xlink:href="https://developers.google.com/maps/">https://developers.google.com/maps/</text:a> <text:span text:style-name="T6">oder </text:span><text:a xlink:type="simple" xlink:href="http://wiki.openstreetmap.org/wiki/API_v0.6"><text:span text:style-name="T6">http://wiki.openstreetmap.org/wiki/API_v0.6</text:span></text:a></text:p>
      <text:p text:style-name="P10"><text:soft-page-break/><text:a xlink:type="simple" xlink:href="https://developer.yahoo.com/weather/">https://developer.yahoo.com/weather/</text:a> oder <text:a xlink:type="simple" xlink:href="http://openweathermap.org/api">http://openweathermap.org/api</text:a></text:p>
      <text:h text:style-name="P19" text:outline-level="1">Technologies</text:h>
      <text:p text:style-name="P2">Which technologies, programming languages and IDEs do you prefer?</text:p>
      <text:p text:style-name="P8">Technologies/<text:span text:style-name="T9">Programming languages</text:span>:</text:p>
      <text:list xml:id="list5636054541596380158" text:style-name="L1">
        <text:list-item>
          <text:p text:style-name="P24">Bootstrap</text:p>
        </text:list-item>
        <text:list-item>
          <text:p text:style-name="P25">Javascript</text:p>
          <text:list>
            <text:list-item>
              <text:p text:style-name="P27">Node.js</text:p>
            </text:list-item>
            <text:list-item>
              <text:p text:style-name="P25">ExpressJS</text:p>
            </text:list-item>
            <text:list-item>
              <text:p text:style-name="P28"><text:span text:style-name="T5">J</text:span><text:span text:style-name="T4">ade</text:span></text:p>
            </text:list-item>
          </text:list>
        </text:list-item>
        <text:list-item>
          <text:p text:style-name="P25">MongoDB</text:p>
        </text:list-item>
      </text:list>
      <text:p text:style-name="P8">IDEs:</text:p>
      <text:list xml:id="list1238876347437632356" text:style-name="L2">
        <text:list-item>
          <text:p text:style-name="P29">Atom</text:p>
        </text:list-item>
        <text:list-item>
          <text:p text:style-name="P30">Eclip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35</meta:editing-cycles>
    <meta:creation-date>2013-03-12T10:41:00</meta:creation-date>
    <dc:date>2015-10-20T08:11:53.078379844</dc:date>
    <meta:editing-duration>PT58M35S</meta:editing-duration>
    <meta:generator>LibreOffice/4.2.8.2$Linux_X86_64 LibreOffice_project/420$Build-2</meta:generator>
    <dc:creator>Raphael Gruber</dc:creator>
    <meta:document-statistic meta:table-count="0" meta:image-count="1" meta:object-count="0" meta:page-count="2" meta:paragraph-count="33" meta:word-count="164" meta:character-count="1344" meta:non-whitespace-character-count="11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